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TypeImpl.InterfaceTypeImpl( com . sun . mirror . type . Interface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TypeImpl.getInterface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